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6abe1" officeooo:paragraph-rsid="0016abe1" style:font-size-asian="15pt" style:font-size-complex="15pt"/>
    </style:style>
    <style:style style:name="P2" style:family="paragraph" style:parent-style-name="Standard">
      <style:text-properties fo:font-style="italic" officeooo:rsid="0016abe1" officeooo:paragraph-rsid="0016abe1" style:font-style-asian="italic" style:font-style-complex="italic"/>
    </style:style>
    <style:style style:name="P3" style:family="paragraph" style:parent-style-name="Standard">
      <style:text-properties officeooo:rsid="001782b9" officeooo:paragraph-rsid="001782b9"/>
    </style:style>
    <style:style style:name="P4" style:family="paragraph" style:parent-style-name="Standard">
      <style:text-properties officeooo:rsid="0018fec8" officeooo:paragraph-rsid="0018fec8"/>
    </style:style>
    <style:style style:name="P5" style:family="paragraph" style:parent-style-name="Standard">
      <style:text-properties fo:language="cs" fo:country="CZ" officeooo:rsid="0018fec8" officeooo:paragraph-rsid="0018fec8"/>
    </style:style>
    <style:style style:name="P6" style:family="paragraph" style:parent-style-name="Standard">
      <style:text-properties fo:language="cs" fo:country="CZ" officeooo:rsid="001b5bc9" officeooo:paragraph-rsid="001b5bc9"/>
    </style:style>
    <style:style style:name="P7" style:family="paragraph" style:parent-style-name="Standard">
      <style:text-properties fo:language="cs" fo:country="CZ" officeooo:rsid="001b5bc9" officeooo:paragraph-rsid="001b5bc9"/>
    </style:style>
    <style:style style:name="P8" style:family="paragraph" style:parent-style-name="Standard">
      <style:text-properties fo:language="cs" fo:country="CZ" officeooo:rsid="0018fec8" officeooo:paragraph-rsid="001ff748"/>
    </style:style>
    <style:style style:name="P9" style:family="paragraph" style:parent-style-name="Standard">
      <style:text-properties fo:font-size="15pt" officeooo:rsid="001ff748" officeooo:paragraph-rsid="001ff748" style:font-size-asian="15pt" style:font-size-complex="15pt"/>
    </style:style>
    <style:style style:name="P10" style:family="paragraph" style:parent-style-name="Standard">
      <style:text-properties officeooo:rsid="001782b9" officeooo:paragraph-rsid="001ff748"/>
    </style:style>
    <style:style style:name="P11" style:family="paragraph" style:parent-style-name="Standard">
      <style:paragraph-properties fo:text-align="start" style:justify-single-word="false"/>
      <style:text-properties officeooo:rsid="001782b9" officeooo:paragraph-rsid="001ff748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8719c" officeooo:paragraph-rsid="001ff74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7c398" officeooo:paragraph-rsid="001ff74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1ff748" officeooo:paragraph-rsid="001ff748" style:font-style-asian="normal" style:font-weight-asian="normal" style:font-style-complex="normal" style:font-weight-complex="normal"/>
    </style:style>
    <style:style style:name="T1" style:family="text">
      <style:text-properties officeooo:rsid="001782b9"/>
    </style:style>
    <style:style style:name="T2" style:family="text">
      <style:text-properties style:text-position="sub 58%"/>
    </style:style>
    <style:style style:name="T3" style:family="text">
      <style:text-properties fo:language="cs" fo:country="CZ"/>
    </style:style>
    <style:style style:name="T4" style:family="text">
      <style:text-properties officeooo:rsid="0018fec8"/>
    </style:style>
    <style:style style:name="T5" style:family="text">
      <style:text-properties fo:language="en" fo:country="US"/>
    </style:style>
    <style:style style:name="T6" style:family="text">
      <style:text-properties officeooo:rsid="001ff748"/>
    </style:style>
    <style:style style:name="T7" style:family="text">
      <style:text-properties officeooo:rsid="0068071d"/>
    </style:style>
    <style:style style:name="T8" style:family="text">
      <style:text-properties officeooo:rsid="0088719c"/>
    </style:style>
    <style:style style:name="T9" style:family="text">
      <style:text-properties officeooo:rsid="008aaa47"/>
    </style:style>
    <style:style style:name="T10" style:family="text">
      <style:text-properties officeooo:rsid="008bc7e2"/>
    </style:style>
    <style:style style:name="T11" style:family="text">
      <style:text-properties officeooo:rsid="008d8a4c"/>
    </style:style>
    <style:style style:name="T12" style:family="text">
      <style:text-properties officeooo:rsid="008e5ed5"/>
    </style:style>
    <style:style style:name="T13" style:family="text">
      <style:text-properties officeooo:rsid="00a5b0b9"/>
    </style:style>
    <style:style style:name="T14" style:family="text">
      <style:text-properties officeooo:rsid="008e8c4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formace na nice instanci</text:p>
      <text:p text:style-name="P2"><text:span text:style-name="T1">I</text:span>nstance ETSP je hezká (nice) pro <text:s/>ε&gt;0, pokud minimální nenulová vzdálenost mezi body je alespoň 4 a všechny souřadnice x<text:span text:style-name="T2">i</text:span>, y<text:span text:style-name="T2">i</text:span> jsou integery [0, O(n)], kde n = počet bodů.</text:p>
      <text:p text:style-name="P3"/>
      <text:p text:style-name="P4">1. <text:span text:style-name="T3">Najít bounds (odkud pokud jsou body)</text:span></text:p>
      <text:p text:style-name="P5">2. Posunout body k nejbližším průsečíkům mřížky se spacingem εL/2n</text:p>
      <text:p text:style-name="P6">3. Zvetšíme grid spacing o faktor 8n/<text:span text:style-name="T4">εL</text:span></text:p>
      <text:p text:style-name="P6">4. Posuneme ctverec do <text:span text:style-name="T5">[0;0]</text:span></text:p>
      <text:p text:style-name="P6"><text:span text:style-name="T5"/></text:p>
      <text:p text:style-name="P9">PTAS</text:p>
      <text:p text:style-name="P13">Pokud si zvolíme vhodně malé <text:s/><text:span text:style-name="T7">ε, </text:span><text:span text:style-name="T8">tak nám to dovolí získat cestu ceny nejvýš ( 1 + <text:s/></text:span><text:span text:style-name="T7">ε’</text:span><text:span text:style-name="T8">)OPT</text:span></text:p>
      <text:p text:style-name="P12">pro jakékoli <text:s/><text:span text:style-name="T7">ε’.</text:span></text:p>
      <text:p text:style-name="P10"/>
      <text:p text:style-name="P11">L’ = nejmenší mocnina dvojky, která je alespoň 2L</text:p>
      <text:p text:style-name="P11"/>
      <text:p text:style-name="P12">Který ze čtverců délky L’ obsahující všechny body vybrat? <text:span text:style-name="T9">Jakýkoli, který má souřadnice (a, b) left-bottom rohu takové, že </text:span><text:span text:style-name="T9"><draw:frame draw:style-name="fr1" draw:name="Objekt4" text:anchor-type="as-char" svg:y="-0.2437in" svg:width="0.9799in" svg:height="0.3929in" draw:z-index="0"><draw:object xlink:href="./Object 1" xlink:type="simple" xlink:show="embed" xlink:actuate="onLoad"/><draw:image xlink:href="./ObjectReplacements/Object 1" xlink:type="simple" xlink:show="embed" xlink:actuate="onLoad"/><svg:desc>vzorec</svg:desc></draw:frame></text:span><text:span text:style-name="T9">. Bude se hodit náhodnost – </text:span><text:span text:style-name="T10">vybereme integery a,b z intervalu náhodně. Takovému disection budeme říkat (a, b)-disection.</text:span></text:p>
      <text:p text:style-name="P12"/>
      <text:p text:style-name="P12">Level nejmenšího čtverce je O(log(n))</text:p>
      <text:p text:style-name="P12"/>
      <text:p text:style-name="P12"><text:span text:style-name="T11">Pro každý čtverec umístíme portály do všech 4 rohů a pak m-1 protálů na každou stranu, kde m je nějaká mocnina dvou. m budeme říkal portálový parametr.</text:span></text:p>
      <text:p text:style-name="P12"/>
      <text:p text:style-name="P14">p-cesta = obsahuje uzly<text:span text:style-name="T12"> </text:span><text:span text:style-name="T13">TSP instance </text:span><text:span text:style-name="T12">a může obsahovat portály</text:span></text:p>
      <text:p text:style-name="P12"/>
      <text:p text:style-name="P12"><text:span text:style-name="T14">portal-respecting = pro každý čtverec dissection, cesta pouze vejde a vyjde do čtverce portálem</text:span></text:p>
      <text:p text:style-name="P12"/>
      <text:p text:style-name="P12"><text:span text:style-name="T14">r-light </text:span><text:span text:style-name="T6">= </text:span><text:span text:style-name="T14">pro každý čtverec dissection platí, že crossne každou stranu max r times</text:span></text:p>
      <text:p text:style-name="P12"/>
      <text:p text:style-name="P8"><text:span text:style-name="T5">1. </text:span>Najít bounds (odkud pokud jsou body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6T11:02:51.817000000</meta:creation-date>
    <meta:generator>LibreOffice/7.2.1.2$Windows_X86_64 LibreOffice_project/87b77fad49947c1441b67c559c339af8f3517e22</meta:generator>
    <dc:date>2023-02-15T13:48:11.738000000</dc:date>
    <meta:editing-duration>PT4H49M25S</meta:editing-duration>
    <meta:editing-cycles>3</meta:editing-cycles>
    <meta:document-statistic meta:table-count="0" meta:image-count="0" meta:object-count="1" meta:page-count="1" meta:paragraph-count="17" meta:word-count="207" meta:character-count="1239" meta:non-whitespace-character-count="1044"/>
  </office:meta>
</office:document-meta>
</file>

<file path=Object 1/content.xml><?xml version="1.0" encoding="utf-8"?>
<math xmlns="http://www.w3.org/1998/Math/MathML" display="block">
  <semantics>
    <mrow>
      <mi>a</mi>
      <mi>,</mi>
      <mrow>
        <mi>b</mi>
        <mo stretchy="false">∈</mo>
        <mtext>(</mtext>
      </mrow>
      <mfrac>
        <mrow>
          <mi>L</mi>
          <mi>'</mi>
        </mrow>
        <mn>2</mn>
      </mfrac>
      <mi>,</mi>
      <mn>0</mn>
      <mtext>]</mtext>
    </mrow>
    <annotation encoding="StarMath 5.0">a, b in "(" {L'} over 2 , 0 "]"</annotation>
  </semantics>
</math>
</file>